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>
            <draw:frame table:end-cell-address="Sheet1.Q43" table:end-x="0.0972in" table:end-y="0.052in" draw:z-index="0" draw:style-name="gr1" svg:width="12.5039in" svg:height="7.4512in" svg:x="0.0398in" svg:y="0.0394in">
              <draw:object draw:notify-on-update-of-ranges="Sheet1.A1:Sheet1.A35 Sheet1.B1:Sheet1.B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912">
            <text:p>19.9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.768">
            <text:p>24.7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68">
            <text:p>30.5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.312">
            <text:p>37.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1.94">
            <text:p>51.9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.26">
            <text:p>59.2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.04">
            <text:p>75.0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.896">
            <text:p>82.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9.524">
            <text:p>79.5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.384">
            <text:p>73.3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.476">
            <text:p>64.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.8">
            <text:p>52.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6.396">
            <text:p>46.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9.904">
            <text:p>39.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3.324">
            <text:p>33.3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.656">
            <text:p>26.6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.176">
            <text:p>16.1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.404">
            <text:p>13.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.584">
            <text:p>11.5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.716">
            <text:p>10.7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.766">
            <text:p>9.7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.994">
            <text:p>8.9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.484">
            <text:p>8.4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236">
            <text:p>8.2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.62">
            <text:p>7.6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.95">
            <text:p>6.9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.24">
            <text:p>6.2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.49">
            <text:p>5.49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>
            <draw:frame table:end-cell-address="Sheet2.L44" table:end-x="0.5094in" table:end-y="0.1146in" draw:z-index="0" draw:style-name="gr1" svg:width="8.4709in" svg:height="7.6909in" svg:x="0.0398in" svg:y="0.0394in">
              <draw:object draw:notify-on-update-of-ranges="Sheet2.A1:Sheet2.A201 Sheet2.B1:Sheet2.B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952701">
            <text:p>20.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346596">
            <text:p>29.3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.99499">
            <text:p>35.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096063">
            <text:p>41.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833603">
            <text:p>44.8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377717">
            <text:p>47.3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885518">
            <text:p>48.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.501783">
            <text:p>49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359601">
            <text:p>49.3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.580983">
            <text:p>48.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.277466">
            <text:p>47.2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.550685">
            <text:p>45.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.492928">
            <text:p>43.4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.187671">
            <text:p>41.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10094">
            <text:p>38.7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6.127573">
            <text:p>36.1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.500161">
            <text:p>33.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881042">
            <text:p>30.8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.316973">
            <text:p>28.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848706">
            <text:p>25.8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.511393">
            <text:p>23.5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.334974">
            <text:p>21.3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.344548">
            <text:p>19.3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.560733">
            <text:p>17.5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.675003">
            <text:p>14.6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.594888">
            <text:p>13.5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.765588">
            <text:p>12.7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.190107">
            <text:p>12.1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.868785">
            <text:p>11.8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.799557">
            <text:p>11.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.978193">
            <text:p>11.9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.398528">
            <text:p>12.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.052678">
            <text:p>13.0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.931249">
            <text:p>13.9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.023529">
            <text:p>15.0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.317672">
            <text:p>16.3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.800868">
            <text:p>17.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.459508">
            <text:p>19.4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.279337">
            <text:p>21.2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.245589">
            <text:p>23.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.343129">
            <text:p>25.3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7.55657">
            <text:p>27.5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9.870388">
            <text:p>29.8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.269032">
            <text:p>32.2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.73702">
            <text:p>34.7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7.259029">
            <text:p>37.2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.819974">
            <text:p>39.8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2.405092">
            <text:p>42.4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7.590765">
            <text:p>47.5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.163953">
            <text:p>50.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.70668">
            <text:p>52.7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.206657">
            <text:p>55.2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.652223">
            <text:p>57.6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.032378">
            <text:p>60.0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2.336814">
            <text:p>62.3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4.55593">
            <text:p>64.5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.680854">
            <text:p>66.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.703452">
            <text:p>68.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0.616341">
            <text:p>70.6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2.41289">
            <text:p>72.4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4.087221">
            <text:p>74.0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.634208">
            <text:p>75.6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7.04947">
            <text:p>77.0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8.329361">
            <text:p>78.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9.470961">
            <text:p>79.4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0.472058">
            <text:p>80.4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1.331132">
            <text:p>81.3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2.047339">
            <text:p>82.0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2.620483">
            <text:p>82.6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.050998">
            <text:p>83.0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3.339922">
            <text:p>83.3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3.488868">
            <text:p>83.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3.375998">
            <text:p>83.3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3.120035">
            <text:p>83.1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2.735738">
            <text:p>82.7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.227164">
            <text:p>82.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.598761">
            <text:p>81.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.855337">
            <text:p>80.8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0.002031">
            <text:p>8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9.044272">
            <text:p>79.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7.987751">
            <text:p>77.9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6.838385">
            <text:p>76.8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.602286">
            <text:p>75.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4.285723">
            <text:p>74.2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2.895098">
            <text:p>72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1.436903">
            <text:p>71.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.917699">
            <text:p>69.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.344078">
            <text:p>68.3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.722635">
            <text:p>66.7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.059941">
            <text:p>65.0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.362511">
            <text:p>63.3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.63678">
            <text:p>61.6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.889078">
            <text:p>59.8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.125599">
            <text:p>58.1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.352384">
            <text:p>56.3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4.575297">
            <text:p>54.5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.8">
            <text:p>52.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1.03194">
            <text:p>51.0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9.276326">
            <text:p>49.2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7.538114">
            <text:p>47.5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5.821991">
            <text:p>45.8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4.132363">
            <text:p>44.1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.473344">
            <text:p>42.4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0.848739">
            <text:p>40.8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9.262046">
            <text:p>39.2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7.716437">
            <text:p>37.7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6.214762">
            <text:p>36.2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4.759541">
            <text:p>34.7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3.35296">
            <text:p>33.3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1.996875">
            <text:p>3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0.692808">
            <text:p>30.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9.441952">
            <text:p>29.4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8.245177">
            <text:p>28.2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7.103032">
            <text:p>27.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.015753">
            <text:p>26.0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.983273">
            <text:p>24.9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.005232">
            <text:p>24.0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.080988">
            <text:p>23.0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.209629">
            <text:p>22.2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.389986">
            <text:p>21.3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.620653">
            <text:p>20.6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.22619">
            <text:p>19.2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.597199">
            <text:p>18.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.010836">
            <text:p>18.0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.464763">
            <text:p>17.4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.956516">
            <text:p>16.9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.483526">
            <text:p>16.4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.043145">
            <text:p>16.0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.632663">
            <text:p>15.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.249339">
            <text:p>15.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.890417">
            <text:p>14.8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.553156">
            <text:p>14.5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.234852">
            <text:p>14.2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.93286">
            <text:p>13.9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.644618">
            <text:p>13.6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.367674">
            <text:p>13.37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.099705">
            <text:p>13.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2.83854">
            <text:p>12.8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.582181">
            <text:p>12.5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.328828">
            <text:p>12.3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.07689">
            <text:p>12.08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.825013">
            <text:p>11.83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1.572088">
            <text:p>11.5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1.317273">
            <text:p>11.3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1.060002">
            <text:p>11.06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.537289">
            <text:p>10.5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.2722">
            <text:p>10.27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.005371">
            <text:p>10.0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.737757">
            <text:p>9.7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.470623">
            <text:p>9.4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.205542">
            <text:p>9.2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8.944389">
            <text:p>8.9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8.689329">
            <text:p>8.6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8.4428">
            <text:p>8.44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.207502">
            <text:p>8.2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.986366">
            <text:p>7.9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.782531">
            <text:p>7.7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.599312">
            <text:p>7.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.440162">
            <text:p>7.4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.308632">
            <text:p>7.3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.208322">
            <text:p>7.2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.142827">
            <text:p>7.1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.115683">
            <text:p>7.1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.130294">
            <text:p>7.1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.189869">
            <text:p>7.19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.297337">
            <text:p>7.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.455263">
            <text:p>7.4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.665758">
            <text:p>7.67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.930374">
            <text:p>7.9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.624743">
            <text:p>8.6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.053803">
            <text:p>9.05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.53534">
            <text:p>9.5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.066329">
            <text:p>10.0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64241">
            <text:p>10.6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1.257722">
            <text:p>11.2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1.904737">
            <text:p>11.9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2.574067">
            <text:p>12.5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.254281">
            <text:p>13.25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.931693">
            <text:p>13.9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4.590146">
            <text:p>14.5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.210788">
            <text:p>15.21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5.771827">
            <text:p>15.77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.248282">
            <text:p>16.2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.611712">
            <text:p>16.6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6.829944">
            <text:p>16.8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.866772">
            <text:p>16.87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.681655">
            <text:p>16.68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6.229396">
            <text:p>16.2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.459805">
            <text:p>15.4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.317343">
            <text:p>14.3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2.740764">
            <text:p>12.7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.662724">
            <text:p>10.6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.009385">
            <text:p>8.0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.7">
            <text:p>4.7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>
            <draw:frame table:end-cell-address="Sheet3.N35" table:end-x="0.2819in" table:end-y="0.0209in" draw:z-index="0" draw:style-name="gr1" svg:width="10.0213in" svg:height="6.0031in" svg:x="0.0398in" svg:y="0.0394in">
              <draw:object draw:notify-on-update-of-ranges="Sheet3.A1:Sheet3.A9 Sheet3.B1:Sheet3.B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.8">
            <text:p>52.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.7">
            <text:p>4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20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4-15T19:58:48</meta:creation-date>
    <dc:date>2010-04-15T20:03:25</dc:date>
    <dc:creator>Mitchell </dc:creator>
    <meta:editing-duration>PT00H04M37S</meta:editing-duration>
    <meta:editing-cycles>1</meta:editing-cycles>
    <meta:document-statistic meta:table-count="3" meta:cell-count="490" meta:object-count="3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1.761cm" svg:height="18.927cm" chart:class="chart:scatter" chart:style-name="ch1">
        <chart:title svg:x="13.684cm" svg:y="0.379cm" chart:style-name="ch2">
          <text:p>Lagrange Interpolation</text:p>
        </chart:title>
        <chart:subtitle svg:x="14.319cm" svg:y="1.26cm" chart:style-name="ch3">
          <text:p>Local Interpolation</text:p>
        </chart:subtitle>
        <chart:plot-area chart:style-name="ch4" table:cell-range-address="Sheet1.A1:Sheet1.B35" svg:x="1.069cm" svg:y="2.089cm" svg:width="30.057cm" svg:height="16.283cm">
          <chart:axis chart:dimension="x" chart:name="primary-x" chart:style-name="ch5">
            <chart:title svg:x="15.801cm" svg:y="18.178cm" chart:style-name="ch6">
              <text:p>E (MeV)</text:p>
            </chart:title>
          </chart:axis>
          <chart:axis chart:dimension="y" chart:name="primary-y" chart:style-name="ch5">
            <chart:title svg:x="0.636cm" svg:y="10.632cm" chart:style-name="ch7">
              <text:p>g(E) (mb)</text:p>
            </chart:title>
            <chart:grid chart:style-name="ch8" chart:class="major"/>
          </chart:axis>
          <chart:series chart:style-name="ch9" chart:values-cell-range-address="Sheet1.B1:Sheet1.B35" chart:class="chart:scatter">
            <chart:domain table:cell-range-address="Sheet1.A1:Sheet1.A35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 text:id="Sheet1.A1:Sheet1.A35">25</text:p>
              </table:table-cell>
              <table:table-cell office:value-type="float" office:value="16">
                <text:p text:id="Sheet1.B1:Sheet1.B35"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9.912">
                <text:p>19.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4.768">
                <text:p>24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0.568">
                <text:p>30.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7.312">
                <text:p>37.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1.94">
                <text:p>51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59.26">
                <text:p>59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82.896">
                <text:p>82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79.524">
                <text:p>79.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73.384">
                <text:p>73.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64.476">
                <text:p>64.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46.396">
                <text:p>46.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39.904">
                <text:p>39.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33.324">
                <text:p>33.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26.656">
                <text:p>26.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16.176">
                <text:p>16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5">
                <text:p>135</text:p>
              </table:table-cell>
              <table:table-cell office:value-type="float" office:value="13.404">
                <text:p>13.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">
                <text:p>145</text:p>
              </table:table-cell>
              <table:table-cell office:value-type="float" office:value="10.716">
                <text:p>10.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">
                <text:p>155</text:p>
              </table:table-cell>
              <table:table-cell office:value-type="float" office:value="9.766">
                <text:p>9.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8.994">
                <text:p>8.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">
                <text:p>165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">
                <text:p>170</text:p>
              </table:table-cell>
              <table:table-cell office:value-type="float" office:value="8.236">
                <text:p>8.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">
                <text:p>1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5">
                <text:p>18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">
                <text:p>19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">
                <text:p>195</text:p>
              </table:table-cell>
              <table:table-cell office:value-type="float" office:value="5.49">
                <text:p>5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517cm" svg:height="19.536cm" chart:class="chart:scatter" chart:style-name="ch1">
        <chart:title svg:x="8.562cm" svg:y="0.391cm" chart:style-name="ch2">
          <text:p>Lagrange Interpolation</text:p>
        </chart:title>
        <chart:plot-area chart:style-name="ch3" table:cell-range-address="Sheet2.A1:Sheet2.B201" svg:x="0.659cm" svg:y="1.284cm" svg:width="20.428cm" svg:height="17.673cm">
          <chart:axis chart:dimension="x" chart:name="primary-x" chart:style-name="ch4">
            <chart:title svg:x="10.167cm" svg:y="18.775cm" chart:style-name="ch5">
              <text:p>Energy (MeV)</text:p>
            </chart:title>
          </chart:axis>
          <chart:axis chart:dimension="y" chart:name="primary-y" chart:style-name="ch4">
            <chart:title svg:x="0.431cm" svg:y="10.522cm" chart:style-name="ch6">
              <text:p>g(E) (mb)</text:p>
            </chart:title>
            <chart:grid chart:style-name="ch7" chart:class="major"/>
          </chart:axis>
          <chart:series chart:style-name="ch8" chart:values-cell-range-address="Sheet2.B1:Sheet2.B201" chart:class="chart:scatter">
            <chart:domain table:cell-range-address="Sheet2.A1:Sheet2.A201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2.A1:Sheet2.A201">0</text:p>
              </table:table-cell>
              <table:table-cell office:value-type="float" office:value="10.6">
                <text:p text:id="Sheet2.B1:Sheet2.B201">1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952701">
                <text:p>20.952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.346596">
                <text:p>29.34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.99499">
                <text:p>35.99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.096063">
                <text:p>41.096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833603">
                <text:p>44.833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.377717">
                <text:p>47.377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8.885518">
                <text:p>48.885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.501783">
                <text:p>49.501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9.359601">
                <text:p>49.359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8.580983">
                <text:p>48.58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7.277466">
                <text:p>47.277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5.550685">
                <text:p>45.550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3.492928">
                <text:p>43.492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187671">
                <text:p>41.187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8.710094">
                <text:p>38.710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6.127573">
                <text:p>36.127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.500161">
                <text:p>33.500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0.881042">
                <text:p>30.881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316973">
                <text:p>28.316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.848706">
                <text:p>25.848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.511393">
                <text:p>23.511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.334974">
                <text:p>21.3349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.344548">
                <text:p>19.344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.560733">
                <text:p>17.560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.675003">
                <text:p>14.675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.594888">
                <text:p>13.594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.765588">
                <text:p>12.765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.190107">
                <text:p>12.190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.868785">
                <text:p>11.86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.799557">
                <text:p>11.799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.978193">
                <text:p>11.978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398528">
                <text:p>12.39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.052678">
                <text:p>13.052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.931249">
                <text:p>13.931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.023529">
                <text:p>15.023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317672">
                <text:p>16.317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.800868">
                <text:p>17.800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.459508">
                <text:p>19.459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.279337">
                <text:p>21.279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3.245589">
                <text:p>23.245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.343129">
                <text:p>25.34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7.55657">
                <text:p>27.55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.870388">
                <text:p>29.870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2.269032">
                <text:p>32.269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73702">
                <text:p>34.73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7.259029">
                <text:p>37.259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9.819974">
                <text:p>39.819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2.405092">
                <text:p>42.405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7.590765">
                <text:p>47.590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.163953">
                <text:p>50.163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2.70668">
                <text:p>52.70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.206657">
                <text:p>55.206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7.652223">
                <text:p>57.6522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0.032378">
                <text:p>60.032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2.336814">
                <text:p>62.336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4.55593">
                <text:p>64.5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6.680854">
                <text:p>66.680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8.703452">
                <text:p>68.703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.616341">
                <text:p>70.616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.41289">
                <text:p>72.41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4.087221">
                <text:p>74.087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5.634208">
                <text:p>75.6342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7.04947">
                <text:p>77.0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8.329361">
                <text:p>78.329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9.470961">
                <text:p>79.470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0.472058">
                <text:p>80.472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1.331132">
                <text:p>81.331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2.047339">
                <text:p>82.047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2.620483">
                <text:p>82.620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3.050998">
                <text:p>83.050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3.339922">
                <text:p>83.33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3.488868">
                <text:p>83.4888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3.375998">
                <text:p>83.375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.120035">
                <text:p>83.120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2.735738">
                <text:p>82.73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2.227164">
                <text:p>82.227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.598761">
                <text:p>81.598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0.855337">
                <text:p>80.855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0.002031">
                <text:p>80.002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9.044272">
                <text:p>79.044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7.987751">
                <text:p>77.9877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6.838385">
                <text:p>76.838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5.602286">
                <text:p>75.602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4.285723">
                <text:p>74.285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2.895098">
                <text:p>72.895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1.436903">
                <text:p>71.436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9.917699">
                <text:p>69.917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8.344078">
                <text:p>68.344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6.722635">
                <text:p>66.722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5.059941">
                <text:p>65.0599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3.362511">
                <text:p>63.362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1.63678">
                <text:p>61.63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9.889078">
                <text:p>59.889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8.125599">
                <text:p>58.125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6.352384">
                <text:p>56.352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4.575297">
                <text:p>54.575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1.03194">
                <text:p>51.03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9.276326">
                <text:p>49.276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7.538114">
                <text:p>47.538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5.821991">
                <text:p>45.821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.132363">
                <text:p>44.1323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2.473344">
                <text:p>42.4733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0.848739">
                <text:p>40.848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9.262046">
                <text:p>39.2620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7.716437">
                <text:p>37.7164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6.214762">
                <text:p>36.214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4.759541">
                <text:p>34.75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3.35296">
                <text:p>33.35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1.996875">
                <text:p>31.99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0.692808">
                <text:p>30.692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9.441952">
                <text:p>29.441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8.245177">
                <text:p>28.245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7.103032">
                <text:p>27.103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6.015753">
                <text:p>26.015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4.983273">
                <text:p>24.983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4.005232">
                <text:p>24.005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3.080988">
                <text:p>23.0809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.209629">
                <text:p>22.209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1.389986">
                <text:p>21.389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0.620653">
                <text:p>20.620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.22619">
                <text:p>19.226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.597199">
                <text:p>18.5971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8.010836">
                <text:p>18.0108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.464763">
                <text:p>17.4647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6.956516">
                <text:p>16.9565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6.483526">
                <text:p>16.483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6.043145">
                <text:p>16.043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.632663">
                <text:p>15.632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.249339">
                <text:p>15.249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.890417">
                <text:p>14.89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.553156">
                <text:p>14.5531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.234852">
                <text:p>14.234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.93286">
                <text:p>13.93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.644618">
                <text:p>13.6446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3.367674">
                <text:p>13.3676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3.099705">
                <text:p>13.099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.83854">
                <text:p>12.83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.582181">
                <text:p>12.582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.328828">
                <text:p>12.3288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2.07689">
                <text:p>12.07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825013">
                <text:p>11.825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572088">
                <text:p>11.572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1.317273">
                <text:p>11.317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060002">
                <text:p>11.060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.537289">
                <text:p>10.53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.2722">
                <text:p>10.27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.005371">
                <text:p>10.0053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.737757">
                <text:p>9.737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.470623">
                <text:p>9.470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.205542">
                <text:p>9.205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8.944389">
                <text:p>8.9443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8.689329">
                <text:p>8.689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.4428">
                <text:p>8.44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.207502">
                <text:p>8.2075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7.986366">
                <text:p>7.986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.782531">
                <text:p>7.782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7.599312">
                <text:p>7.5993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.440162">
                <text:p>7.4401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.308632">
                <text:p>7.308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7.208322">
                <text:p>7.208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7.142827">
                <text:p>7.142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.115683">
                <text:p>7.1156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7.130294">
                <text:p>7.130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.189869">
                <text:p>7.1898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.297337">
                <text:p>7.297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.455263">
                <text:p>7.4552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.665758">
                <text:p>7.6657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.930374">
                <text:p>7.9303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.624743">
                <text:p>8.6247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9.053803">
                <text:p>9.0538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9.53534">
                <text:p>9.535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.066329">
                <text:p>10.066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.64241">
                <text:p>10.642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.257722">
                <text:p>11.2577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1.904737">
                <text:p>11.9047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2.574067">
                <text:p>12.574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3.254281">
                <text:p>13.254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3.931693">
                <text:p>13.9316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.590146">
                <text:p>14.590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5.210788">
                <text:p>15.2107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5.771827">
                <text:p>15.7718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6.248282">
                <text:p>16.2482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6.611712">
                <text:p>16.611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6.829944">
                <text:p>16.829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6.866772">
                <text:p>16.8667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6.681655">
                <text:p>16.6816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6.229396">
                <text:p>16.2293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.459805">
                <text:p>15.459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.317343">
                <text:p>14.3173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.740764">
                <text:p>12.7407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.662724">
                <text:p>10.6627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.009385">
                <text:p>8.009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455cm" svg:height="15.249cm" chart:class="chart:scatter" chart:style-name="ch1">
        <chart:title svg:x="10.941cm" svg:y="0.305cm" chart:style-name="ch2">
          <text:p>Experimental Data</text:p>
        </chart:title>
        <chart:subtitle svg:x="9.578cm" svg:y="1.112cm" chart:style-name="ch3">
          <text:p>Scattering Cross Section VS Energy</text:p>
        </chart:subtitle>
        <chart:plot-area chart:style-name="ch4" table:cell-range-address="Sheet3.A1:Sheet3.B9" svg:x="0.817cm" svg:y="1.867cm" svg:width="24.129cm" svg:height="12.975cm">
          <chart:axis chart:dimension="x" chart:name="primary-x" chart:style-name="ch5">
            <chart:title svg:x="12.175cm" svg:y="14.574cm" chart:style-name="ch6">
              <text:p>Energy (MeV)</text:p>
            </chart:title>
          </chart:axis>
          <chart:axis chart:dimension="y" chart:name="primary-y" chart:style-name="ch5">
            <chart:title svg:x="0.51cm" svg:y="8.756cm" chart:style-name="ch7">
              <text:p>g(E) (mb)</text:p>
            </chart:title>
            <chart:grid chart:style-name="ch8" chart:class="major"/>
          </chart:axis>
          <chart:series chart:style-name="ch9" chart:values-cell-range-address="Sheet3.B1:Sheet3.B9" chart:class="chart:scatter">
            <chart:domain table:cell-range-address="Sheet3.A1:Sheet3.A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A1:Sheet3.A9">0</text:p>
              </table:table-cell>
              <table:table-cell office:value-type="float" office:value="10.6">
                <text:p text:id="Sheet3.B1:Sheet3.B9">1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